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e64e" officeooo:paragraph-rsid="00171544"/>
    </style:style>
    <style:style style:name="P2" style:family="paragraph" style:parent-style-name="Standard">
      <style:text-properties fo:font-weight="bold" officeooo:rsid="0003e64e" officeooo:paragraph-rsid="00171544" fo:background-color="#ffff00" style:font-weight-asian="bold" style:font-weight-complex="bold"/>
    </style:style>
    <style:style style:name="P3" style:family="paragraph" style:parent-style-name="Standard">
      <style:text-properties fo:font-weight="bold" officeooo:rsid="0005ddda" officeooo:paragraph-rsid="00171544" fo:background-color="#ffff00" style:font-weight-asian="bold" style:font-weight-complex="bold"/>
    </style:style>
    <style:style style:name="P4" style:family="paragraph" style:parent-style-name="Standard">
      <style:text-properties fo:font-weight="bold" officeooo:rsid="000786a6" officeooo:paragraph-rsid="00171544" fo:background-color="#ffff00" style:font-weight-asian="bold" style:font-weight-complex="bold"/>
    </style:style>
    <style:style style:name="P5" style:family="paragraph" style:parent-style-name="Standard">
      <style:text-properties fo:font-weight="bold" officeooo:rsid="000786a6" officeooo:paragraph-rsid="00171544" fo:background-color="#99ffff" style:font-weight-asian="bold" style:font-weight-complex="bold"/>
    </style:style>
    <style:style style:name="P6" style:family="paragraph" style:parent-style-name="Standard">
      <style:text-properties fo:font-weight="bold" officeooo:rsid="000786a6" officeooo:paragraph-rsid="00171544" fo:background-color="#66ff99" style:font-weight-asian="bold" style:font-weight-complex="bold"/>
    </style:style>
    <style:style style:name="P7" style:family="paragraph" style:parent-style-name="Standard">
      <style:text-properties officeooo:rsid="0005ddda" officeooo:paragraph-rsid="00171544"/>
    </style:style>
    <style:style style:name="P8" style:family="paragraph" style:parent-style-name="Standard">
      <style:text-properties officeooo:rsid="000786a6" officeooo:paragraph-rsid="00171544"/>
    </style:style>
    <style:style style:name="P9" style:family="paragraph" style:parent-style-name="Standard">
      <style:text-properties officeooo:rsid="00095a6d" officeooo:paragraph-rsid="00171544"/>
    </style:style>
    <style:style style:name="P10" style:family="paragraph" style:parent-style-name="Standard">
      <style:text-properties officeooo:rsid="000f4c86" officeooo:paragraph-rsid="00171544"/>
    </style:style>
    <style:style style:name="P11" style:family="paragraph" style:parent-style-name="Standard">
      <style:paragraph-properties fo:margin-left="0.4925in" fo:margin-right="0in" fo:text-indent="0in" style:auto-text-indent="false"/>
      <style:text-properties officeooo:rsid="000f4c86" officeooo:paragraph-rsid="00171544"/>
    </style:style>
    <style:style style:name="P12" style:family="paragraph" style:parent-style-name="Standard">
      <style:paragraph-properties fo:margin-left="0in" fo:margin-right="0in" fo:text-indent="0in" style:auto-text-indent="false"/>
      <style:text-properties officeooo:rsid="000f4c86" officeooo:paragraph-rsid="00171544"/>
    </style:style>
    <style:style style:name="P13" style:family="paragraph" style:parent-style-name="Standard" style:list-style-name="L1">
      <style:text-properties officeooo:rsid="0003e64e" officeooo:paragraph-rsid="00171544"/>
    </style:style>
    <style:style style:name="P14" style:family="paragraph" style:parent-style-name="Standard">
      <style:paragraph-properties fo:margin-left="0in" fo:margin-right="0in" fo:text-indent="0in" style:auto-text-indent="false"/>
      <style:text-properties officeooo:rsid="000f4c86" officeooo:paragraph-rsid="00171544"/>
    </style:style>
    <style:style style:name="P15" style:family="paragraph" style:parent-style-name="Standard">
      <style:paragraph-properties fo:margin-left="0in" fo:margin-right="0in" fo:text-indent="0in" style:auto-text-indent="false"/>
      <style:text-properties officeooo:rsid="00188b4d" officeooo:paragraph-rsid="00188b4d"/>
    </style:style>
    <style:style style:name="P16" style:family="paragraph" style:parent-style-name="Standard">
      <style:paragraph-properties fo:margin-left="0in" fo:margin-right="0in" fo:text-indent="0in" style:auto-text-indent="false"/>
      <style:text-properties style:text-underline-style="solid" style:text-underline-width="auto" style:text-underline-color="font-color" fo:font-weight="bold" officeooo:rsid="00188b4d" officeooo:paragraph-rsid="00188b4d" style:font-weight-asian="bold" style:font-weight-complex="bold"/>
    </style:style>
    <style:style style:name="P17" style:family="paragraph" style:parent-style-name="Standard">
      <style:paragraph-properties fo:margin-left="0in" fo:margin-right="0in" fo:text-indent="0in" style:auto-text-indent="false" fo:background-color="#00ffff">
        <style:background-image/>
      </style:paragraph-properties>
      <style:text-properties fo:font-weight="bold" officeooo:rsid="00188b4d" officeooo:paragraph-rsid="00188b4d" style:font-weight-asian="bold" style:font-weight-complex="bold"/>
    </style:style>
    <style:style style:name="T1" style:family="text">
      <style:text-properties officeooo:rsid="000b07fe"/>
    </style:style>
    <style:style style:name="T2" style:family="text">
      <style:text-properties officeooo:rsid="000f4c86"/>
    </style:style>
    <style:style style:name="T3" style:family="text">
      <style:text-properties fo:font-weight="bold" fo:background-color="#ffff66" loext:char-shading-value="0"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4-Mar-2015: Issue: Powerpoint product activation expired:</text:p>
      <text:p text:style-name="P1"/>
      <text:p text:style-name="P1">Path: <text:a xlink:type="simple" xlink:href="smb://commons2/onit/iso/windows" text:style-name="Internet_20_link" text:visited-style-name="Visited_20_Internet_20_Link">\\commons2\onit\iso\windows</text:a></text:p>
      <text:p text:style-name="P1"/>
      <text:list xml:id="list7377768792654628613" text:style-name="L1">
        <text:list-item>
          <text:p text:style-name="P13">Find the activation script</text:p>
        </text:list-item>
        <text:list-item>
          <text:p text:style-name="P13">Drag and drop it on the desktop</text:p>
        </text:list-item>
        <text:list-item>
          <text:p text:style-name="P13">Run it as admin</text:p>
        </text:list-item>
        <text:list-item>
          <text:p text:style-name="P13">Check the product Help again to see if it was activated.</text:p>
        </text:list-item>
        <text:list-item>
          <text:p text:style-name="P13">Delete the script from the desktop.</text:p>
        </text:list-item>
      </text:list>
      <text:p text:style-name="P1"/>
      <text:p text:style-name="P2">04-Mar-2015: Issue: Chinese lady having problem with spell check in mail</text:p>
      <text:p text:style-name="P1"/>
      <text:p text:style-name="P1">Solution: Karl explained to her how to right click and look for suggestions. The Check Spelling button does not really work well. </text:p>
      <text:p text:style-name="P1"/>
      <text:p text:style-name="P3">04-Mar-2015: Lync phone has problem with status. The device does not show the status set in the computer.</text:p>
      <text:p text:style-name="P7"/>
      <text:p text:style-name="P7">The person set her status as 'Available' on the computer, but it still showed as 'Away' on her physical device. Karl just closed the Lync software on the computer and made her login again, which fixed the issue.</text:p>
      <text:p text:style-name="P7"/>
      <text:p text:style-name="P4">04-Mar-2015: Chinese lady had a problem accessing her files from the external hardisc inside the Bio informatics software</text:p>
      <text:p text:style-name="P8"/>
      <text:p text:style-name="P9">It turns out that the Bio informatics software doesn't recognize the external hard disc. But, if you put a shortcut of the folder on your Desktop, it seems to recognize it. The lady had a Mac laptop and to make a shortcut of some folder in Mac you click on the folder, go to File and then click 'Make Alias'. This will create another folder with the shortcut. Move that folder onto the Desktop. Now the Bio-Info software should be able to recognize the content.</text:p>
      <text:p text:style-name="P9"/>
      <text:p text:style-name="P9"/>
      <text:p text:style-name="P5">0<text:span text:style-name="T1">5</text:span>-Mar-2015: <text:span text:style-name="T1">Outlook calendars are not syncing</text:span></text:p>
      <text:p text:style-name="P5"/>
      <text:p text:style-name="P5"/>
      <text:p text:style-name="P6"><text:span text:style-name="T2">10</text:span>-Mar-2015: <text:span text:style-name="T2">Java window not opening from the browser</text:span></text:p>
      <text:p text:style-name="P8"/>
      <text:p text:style-name="P10">This happens due to security reasons. </text:p>
      <text:p text:style-name="P10">You can fix this by going to the Java control Panel (Control Panel&gt; Search&gt; Java control panel)</text:p>
      <text:p text:style-name="P11">You may not see the Java control panel, if Java is not installed on your computer. </text:p>
      <text:p text:style-name="P11">Install Java: <text:a xlink:type="simple" xlink:href="https://java.com/en/download/" text:style-name="Internet_20_link" text:visited-style-name="Visited_20_Internet_20_Link">https://java.com/en/download/</text:a></text:p>
      <text:p text:style-name="P11">Once Java is installed, you should see the Java Control panel <text:s/>(Control Panel&gt; Search&gt; Java control panel)</text:p>
      <text:p text:style-name="P12">Open Java Control Panel</text:p>
      <text:p text:style-name="P12">Go to Advanced tab</text:p>
      <text:p text:style-name="P12">Scroll down to see 'Advanced Security Settings'</text:p>
      <text:p text:style-name="P12">Here, <text:span text:style-name="T3">UNCHECK</text:span> these 2 options</text:p>
      <text:p text:style-name="P12"><text:tab/>-Use TLS 1.1</text:p>
      <text:p text:style-name="P12"><text:tab/>-Use TLS 1.2</text:p>
      <text:p text:style-name="P17"><text:soft-page-break/>13-Apr-2015: Lync login problem</text:p>
      <text:p text:style-name="P15"/>
      <text:p text:style-name="P15">Problem: Person cannot login using Lync on their computer. Actual physical phone device is working and she can make calls, but just the Lync login on computer says, login information wrong. User is confident that the password is right.</text:p>
      <text:p text:style-name="P15"/>
      <text:p text:style-name="P16">Solution:</text:p>
      <text:p text:style-name="P15">The username in Lync login should be: uofi\netid</text:p>
      <text:p text:style-name="P15">It is very possible that people enter username without the preceding uofi\</text:p>
      <text:p text:style-name="P15"/>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9T08:49:19.142716421</meta:creation-date>
    <meta:editing-duration>P2DT7H37M43S</meta:editing-duration>
    <meta:editing-cycles>10</meta:editing-cycles>
    <meta:generator>LibreOffice/4.3.3.2$Linux_X86_64 LibreOffice_project/430m0$Build-2</meta:generator>
    <dc:date>2015-04-15T09:36:02.783409780</dc:date>
    <meta:document-statistic meta:table-count="0" meta:image-count="0" meta:object-count="0" meta:page-count="2" meta:paragraph-count="31" meta:word-count="400" meta:character-count="2368" meta:non-whitespace-character-count="1998"/>
  </office:meta>
</office:document-meta>
</file>